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4710" officeooo:paragraph-rsid="000a4710"/>
    </style:style>
    <style:style style:name="P2" style:family="paragraph" style:parent-style-name="Standard">
      <style:text-properties officeooo:rsid="000c0296" officeooo:paragraph-rsid="000c0296"/>
    </style:style>
    <style:style style:name="P3" style:family="paragraph" style:parent-style-name="Standard">
      <style:text-properties officeooo:rsid="000c0296" officeooo:paragraph-rsid="000f2f42"/>
    </style:style>
    <style:style style:name="P4" style:family="paragraph" style:parent-style-name="Standard">
      <style:text-properties officeooo:rsid="000f2f42" officeooo:paragraph-rsid="000f2f42"/>
    </style:style>
    <style:style style:name="P5" style:family="paragraph" style:parent-style-name="Standard">
      <style:text-properties officeooo:rsid="000f2f42" officeooo:paragraph-rsid="0010f59a"/>
    </style:style>
    <style:style style:name="P6" style:family="paragraph" style:parent-style-name="Standard">
      <style:text-properties officeooo:rsid="0010f59a" officeooo:paragraph-rsid="0011b5b2"/>
    </style:style>
    <style:style style:name="P7" style:family="paragraph" style:parent-style-name="Standard">
      <style:text-properties officeooo:rsid="0010f59a" officeooo:paragraph-rsid="0012c213"/>
    </style:style>
    <style:style style:name="P8" style:family="paragraph" style:parent-style-name="Standard">
      <style:text-properties officeooo:rsid="0012862f" officeooo:paragraph-rsid="0012862f"/>
    </style:style>
    <style:style style:name="P9" style:family="paragraph" style:parent-style-name="Standard">
      <style:text-properties officeooo:rsid="0012862f" officeooo:paragraph-rsid="0012d4cf"/>
    </style:style>
    <style:style style:name="P10" style:family="paragraph" style:parent-style-name="Standard">
      <style:text-properties officeooo:rsid="0012d4cf" officeooo:paragraph-rsid="0012d4cf"/>
    </style:style>
    <style:style style:name="P11" style:family="paragraph" style:parent-style-name="Standard">
      <style:text-properties officeooo:rsid="0012d4cf" officeooo:paragraph-rsid="00147413"/>
    </style:style>
    <style:style style:name="P12" style:family="paragraph" style:parent-style-name="Standard">
      <style:text-properties officeooo:rsid="0015c2e1" officeooo:paragraph-rsid="0015c2e1"/>
    </style:style>
    <style:style style:name="P13" style:family="paragraph" style:parent-style-name="Standard">
      <style:text-properties officeooo:rsid="0015c2e1" officeooo:paragraph-rsid="00161d84"/>
    </style:style>
    <style:style style:name="P14" style:family="paragraph" style:parent-style-name="Standard">
      <style:text-properties officeooo:rsid="0016d266" officeooo:paragraph-rsid="0016d266"/>
    </style:style>
    <style:style style:name="P15" style:family="paragraph" style:parent-style-name="Standard">
      <style:text-properties officeooo:rsid="00176fac" officeooo:paragraph-rsid="00176fac"/>
    </style:style>
    <style:style style:name="P16" style:family="paragraph" style:parent-style-name="Standard">
      <style:text-properties officeooo:rsid="00176fac" officeooo:paragraph-rsid="0018dd52"/>
    </style:style>
    <style:style style:name="P17" style:family="paragraph" style:parent-style-name="Standard">
      <style:text-properties officeooo:rsid="0018dd52" officeooo:paragraph-rsid="0018dd52"/>
    </style:style>
    <style:style style:name="P18" style:family="paragraph" style:parent-style-name="Standard">
      <style:text-properties officeooo:rsid="0018dd52" officeooo:paragraph-rsid="001a9ffb"/>
    </style:style>
    <style:style style:name="P19" style:family="paragraph" style:parent-style-name="Standard">
      <style:text-properties officeooo:rsid="001a9ffb" officeooo:paragraph-rsid="001a9ffb"/>
    </style:style>
    <style:style style:name="P20" style:family="paragraph" style:parent-style-name="Standard">
      <style:text-properties officeooo:rsid="001a9ffb" officeooo:paragraph-rsid="001c4fe0"/>
    </style:style>
    <style:style style:name="P21" style:family="paragraph" style:parent-style-name="Standard">
      <style:text-properties officeooo:rsid="001c4fe0" officeooo:paragraph-rsid="001c4fe0"/>
    </style:style>
    <style:style style:name="P22" style:family="paragraph" style:parent-style-name="Standard">
      <style:text-properties officeooo:rsid="001c4fe0" officeooo:paragraph-rsid="001dd3a7"/>
    </style:style>
    <style:style style:name="P23" style:family="paragraph" style:parent-style-name="Standard">
      <style:text-properties officeooo:rsid="001dd3a7" officeooo:paragraph-rsid="001dd3a7"/>
    </style:style>
    <style:style style:name="P24" style:family="paragraph" style:parent-style-name="Standard">
      <style:text-properties officeooo:rsid="001dd3a7" officeooo:paragraph-rsid="001ee070"/>
    </style:style>
    <style:style style:name="P25" style:family="paragraph" style:parent-style-name="Standard">
      <style:text-properties officeooo:rsid="001ee070" officeooo:paragraph-rsid="001ee070"/>
    </style:style>
    <style:style style:name="P26" style:family="paragraph" style:parent-style-name="Standard">
      <style:text-properties officeooo:rsid="001ee070" officeooo:paragraph-rsid="00204672"/>
    </style:style>
    <style:style style:name="P27" style:family="paragraph" style:parent-style-name="Standard">
      <style:text-properties officeooo:rsid="00204672" officeooo:paragraph-rsid="00204672"/>
    </style:style>
    <style:style style:name="P28" style:family="paragraph" style:parent-style-name="Standard">
      <style:text-properties officeooo:rsid="00204672" officeooo:paragraph-rsid="0020bfc3"/>
    </style:style>
    <style:style style:name="T1" style:family="text">
      <style:text-properties officeooo:rsid="000ef60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elect * from employe;</text:p>
      <text:p text:style-name="Standard"/>
      <text:p text:style-name="Standard"/>
      <text:p text:style-name="Standard">select * from dept;</text:p>
      <text:p text:style-name="Standard"/>
      <text:p text:style-name="Standard"/>
      <text:p text:style-name="Standard"/>
      <text:p text:style-name="Standard">select employe.nom, prenom, dept.nom</text:p>
      <text:p text:style-name="Standard">from employe</text:p>
      <text:p text:style-name="Standard">join dept on employe.nodep=dept.nodept;</text:p>
      <text:p text:style-name="Standard"/>
      <text:p text:style-name="Standard"/>
      <text:p text:style-name="Standard"/>
      <text:p text:style-name="Standard"/>
      <text:p text:style-name="Standard">select salarie.prenom, patron.prenom</text:p>
      <text:p text:style-name="Standard">from employe as patron</text:p>
      <text:p text:style-name="Standard">join employe as salarie on patron.noemp=salarie.nosup;</text:p>
      <text:p text:style-name="Standard"/>
      <text:p text:style-name="Standard"/>
      <text:p text:style-name="Standard"/>
      <text:p text:style-name="Standard"/>
      <text:p text:style-name="P1">37.</text:p>
      <text:p text:style-name="P2"><text:span text:style-name="T1">SELECT</text:span> nom,titre </text:p>
      <text:p text:style-name="P2"><text:span text:style-name="T1">FROM</text:span> employe</text:p>
      <text:p text:style-name="P2">WHERE titre = (</text:p>
      <text:p text:style-name="P2"><text:s text:c="4"/>SELECT titre</text:p>
      <text:p text:style-name="P2"><text:s text:c="4"/>FROM employe</text:p>
      <text:p text:style-name="P2"><text:s text:c="4"/>WHERE nom= 'Amartakaldire');</text:p>
      <text:p text:style-name="P2"/>
      <text:p text:style-name="P2"/>
      <text:p text:style-name="P2"/>
      <text:p text:style-name="P2">38.</text:p>
      <text:p text:style-name="P3">SELECT nom, salaire, nodep </text:p>
      <text:p text:style-name="P3">FROM `employe` </text:p>
      <text:p text:style-name="P3">WHERE salaire &gt; ANY (SELECT salaire FROM `employe` </text:p>
      <text:p text:style-name="P2">WHERE nodep = '31') ORDER BY nodep, salaire ASC;</text:p>
      <text:p text:style-name="P2"/>
      <text:p text:style-name="P2"/>
      <text:p text:style-name="P2"/>
      <text:p text:style-name="P2"/>
      <text:p text:style-name="P4">39.</text:p>
      <text:p text:style-name="P5">SELECT nom, salaire, nodep </text:p>
      <text:p text:style-name="P5">FROM `employe` WHERE salaire &gt; ALL (SELECT salaire FROM `employe` </text:p>
      <text:p text:style-name="P5">WHERE nodep = '31') </text:p>
      <text:p text:style-name="P4">ORDER BY nodep, salaire ASC;</text:p>
      <text:p text:style-name="P4"/>
      <text:p text:style-name="P4"/>
      <text:p text:style-name="P4"/>
      <text:p text:style-name="P4"/>
      <text:p text:style-name="P4"/>
      <text:p text:style-name="P7">40.</text:p>
      <text:p text:style-name="P7">SELECT nom, titre </text:p>
      <text:p text:style-name="P6"><text:soft-page-break/>FROM `employe` </text:p>
      <text:p text:style-name="P6">WHERE titre IN (SELECT titre FROM `employe` WHERE nodep = '32') AND nodep = '31';</text:p>
      <text:p text:style-name="P6"/>
      <text:p text:style-name="P6"/>
      <text:p text:style-name="P6"/>
      <text:p text:style-name="P8">41.</text:p>
      <text:p text:style-name="P9">SELECT nom, titre </text:p>
      <text:p text:style-name="P9">FROM `employe` WHERE titre NOT IN (SELECT titre FROM `employe` </text:p>
      <text:p text:style-name="P9">WHERE nodep = '32') AND nodep = '31';</text:p>
      <text:p text:style-name="P9"/>
      <text:p text:style-name="P9"/>
      <text:p text:style-name="P9"/>
      <text:p text:style-name="P9"/>
      <text:p text:style-name="P10">42.</text:p>
      <text:p text:style-name="P11">SELECT nom, titre, salaire </text:p>
      <text:p text:style-name="P11">FROM `employe` </text:p>
      <text:p text:style-name="P11">WHERE titre IN (SELECT titre FROM `employe` WHERE nom = 'Fairent') AND salaire IN (SELECT salaire FROM `employe` WHERE nom = 'Fairent');</text:p>
      <text:p text:style-name="P6"/>
      <text:p text:style-name="P6"/>
      <text:p text:style-name="P6"/>
      <text:p text:style-name="P6"/>
      <text:p text:style-name="P12">43.</text:p>
      <text:p text:style-name="P13">SELECT employe.nodep, dept.nom, employe.nom </text:p>
      <text:p text:style-name="P13">FROM employe LEFT JOIN dept ON employe.nodep = dept.nodept </text:p>
      <text:p text:style-name="P13">ORDER BY employe.nodep;</text:p>
      <text:p text:style-name="P13"/>
      <text:p text:style-name="P13"/>
      <text:p text:style-name="P13"/>
      <text:p text:style-name="P13"/>
      <text:p text:style-name="P14">44.</text:p>
      <text:p text:style-name="P14">SELECT titre, COUNT(*) AS nb_employes </text:p>
      <text:p text:style-name="P14">FROM employe </text:p>
      <text:p text:style-name="P14">GROUP BY titre;</text:p>
      <text:p text:style-name="P14"/>
      <text:p text:style-name="P14"/>
      <text:p text:style-name="P14"/>
      <text:p text:style-name="P15">45.</text:p>
      <text:p text:style-name="P15">SELECT AVG(salaire) AS 'moy_salaire', SUM(salaire) AS 'som_salaire', nodep </text:p>
      <text:p text:style-name="P15">FROM `employe` </text:p>
      <text:p text:style-name="P15">GROUP BY nodep;</text:p>
      <text:p text:style-name="P15"/>
      <text:p text:style-name="P15"/>
      <text:p text:style-name="P15"/>
      <text:p text:style-name="P15"/>
      <text:p text:style-name="P15">46.</text:p>
      <text:p text:style-name="P16">SELECT nodep </text:p>
      <text:p text:style-name="P16">FROM employe </text:p>
      <text:p text:style-name="P16">GROUP BY nodep HAVING COUNT(*) &gt;= 3;</text:p>
      <text:p text:style-name="P16"/>
      <text:p text:style-name="P16"/>
      <text:p text:style-name="P16"/>
      <text:p text:style-name="P17"><text:soft-page-break/>47.</text:p>
      <text:p text:style-name="P18">SELECT LEFT(nom, 1) AS initiale, COUNT(*) AS nombre_employes </text:p>
      <text:p text:style-name="P18">FROM employe</text:p>
      <text:p text:style-name="P17">GROUP BY LEFT(nom, 1) HAVING COUNT(*) &gt;= 3;</text:p>
      <text:p text:style-name="P17"/>
      <text:p text:style-name="P17"/>
      <text:p text:style-name="P17"/>
      <text:p text:style-name="P17"/>
      <text:p text:style-name="P19">48.</text:p>
      <text:p text:style-name="P19">SELECT MAX(salaire) AS salaire_max, MIN(salaire) AS salaire_min, MAX(salaire) - MIN(salaire) </text:p>
      <text:p text:style-name="P20">AS ecart </text:p>
      <text:p text:style-name="P20">FROM employe;</text:p>
      <text:p text:style-name="P20"/>
      <text:p text:style-name="P20"/>
      <text:p text:style-name="P20"/>
      <text:p text:style-name="P20"/>
      <text:p text:style-name="P21">49.</text:p>
      <text:p text:style-name="P21">SELECT COUNT(DISTINCT titre) AS nombre_de_titres </text:p>
      <text:p text:style-name="P21">FROM employe;</text:p>
      <text:p text:style-name="P21"/>
      <text:p text:style-name="P21"/>
      <text:p text:style-name="P21"/>
      <text:p text:style-name="P21">50.</text:p>
      <text:p text:style-name="P22">SELECT titre, COUNT(*) as nb_employees </text:p>
      <text:p text:style-name="P22">FROM employe </text:p>
      <text:p text:style-name="P22">GROUP BY titre;</text:p>
      <text:p text:style-name="P22"/>
      <text:p text:style-name="P22"/>
      <text:p text:style-name="P22"/>
      <text:p text:style-name="P23">51.</text:p>
      <text:p text:style-name="P24">SELECT COUNT(employe.nom), dept.nom </text:p>
      <text:p text:style-name="P24">FROM employe JOIN dept ON employe.nodep = dept.nodept </text:p>
      <text:p text:style-name="P24">GROUP BY dept.nom;</text:p>
      <text:p text:style-name="P24"/>
      <text:p text:style-name="P24"/>
      <text:p text:style-name="P24"/>
      <text:p text:style-name="P25">52.</text:p>
      <text:p text:style-name="P26">SELECT titre, AVG(salaire) AS moyenne_salaires </text:p>
      <text:p text:style-name="P26">FROM employe </text:p>
      <text:p text:style-name="P26">GROUP BY titre </text:p>
      <text:p text:style-name="P25">HAVING moyenne_salaires &gt; (SELECT AVG(salaire) FROM employe WHERE titre = 'Representant'); </text:p>
      <text:p text:style-name="P25"/>
      <text:p text:style-name="P25"/>
      <text:p text:style-name="P25"/>
      <text:p text:style-name="P27">53.</text:p>
      <text:p text:style-name="P28">SELECT COUNT(salaire) AS nombre_salaires, </text:p>
      <text:p text:style-name="P28">COUNT(tauxcom) AS nombre_de_taux_com</text:p>
      <text:p text:style-name="P27">FROM employe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09:59:54.716673225</meta:creation-date>
    <meta:generator>LibreOffice/24.2.6.2$Linux_X86_64 LibreOffice_project/420$Build-2</meta:generator>
    <dc:date>2024-10-15T14:18:27.227248852</dc:date>
    <meta:editing-duration>PT3H57M23S</meta:editing-duration>
    <meta:editing-cycles>23</meta:editing-cycles>
    <meta:document-statistic meta:table-count="0" meta:image-count="0" meta:object-count="0" meta:page-count="3" meta:paragraph-count="81" meta:word-count="321" meta:character-count="2175" meta:non-whitespace-character-count="1889"/>
  </office:meta>
</office:document-meta>
</file>